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ARAM – input parameter</text:p>
      <text:p text:style-name="Standard">CPARAM – configuration parameter – chosen based on input parameter</text:p>
      <text:p text:style-name="Standard">CTYPE – configuration based object type or class</text:p>
      <text:p text:style-name="Standard"/>
      <text:p text:style-name="Standard"><text:s/>class serial_port(object)</text:p>
      <text:p text:style-name="Standard"><text:tab/>method run()</text:p>
      <text:p text:style-name="Standard"><text:tab/><text:tab/>instantiates main loop for serial comm node</text:p>
      <text:p text:style-name="Standard"><text:tab/><text:tab/><text:tab/>open and flush serial port (IPARAM1 port)</text:p>
      <text:p text:style-name="Standard"><text:tab/><text:tab/><text:tab/>per (IPARAM2 node)</text:p>
      <text:p text:style-name="Standard"><text:tab/><text:tab/><text:tab/><text:tab/>inst pkt object (CTYPE: packet_type)</text:p>
      <text:p text:style-name="Standard"><text:tab/><text:tab/><text:tab/><text:tab/>Init node (CPARAM: node_name)</text:p>
      <text:p text:style-name="Standard"><text:tab/><text:tab/><text:tab/><text:tab/>inst pub object (CPARAM: pub_topic_name, CTYPE: msg_type)</text:p>
      <text:p text:style-name="Standard"><text:tab/><text:tab/><text:tab/><text:tab/>inst sub object (CPARAM: sub_topic_name, </text:p>
      <text:p text:style-name="Standard"><text:tab/><text:tab/><text:tab/><text:tab/><text:tab/>CTYPE: msg_type, CTYPE: callback method)</text:p>
      <text:p text:style-name="Standard"><text:tab/><text:tab/><text:tab/><text:tab/>read packets (CPARAMs: H1, H2, H3, packet size)</text:p>
      <text:p text:style-name="Standard"/>
      <text:p text:style-name="Standard">class serial_buffer(object)</text:p>
      <text:p text:style-name="Standard"><text:tab/>class packet(Structure)</text:p>
      <text:p text:style-name="Standard"><text:tab/>class buffer(Union)</text:p>
      <text:p text:style-name="Standard"><text:tab/>method buffer_size()</text:p>
      <text:p text:style-name="Standard"><text:tab/><text:tab/>returns size of the buffer</text:p>
      <text:p text:style-name="Standard"><text:tab/>method valid_checksum()</text:p>
      <text:p text:style-name="Standard"><text:tab/><text:tab/>computes checksum and compares to transmitted checksum value</text:p>
      <text:p text:style-name="Standard"><text:tab/>method pack_msg2buffer()</text:p>
      <text:p text:style-name="Standard"><text:tab/><text:tab/>abstract method for implementation in child objects</text:p>
      <text:p text:style-name="Standard"><text:tab/>method unpack_buffer2msg()</text:p>
      <text:p text:style-name="Standard"><text:tab/><text:tab/>abstract method for implementation in child objec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0T17:30:12</meta:creation-date>
    <dc:date>2014-03-31T10:07:45</dc:date>
    <meta:editing-duration>PT3H48M23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25" meta:word-count="118" meta:character-count="926" meta:non-whitespace-character-count="783"/>
  </office:meta>
</office:document-meta>
</file>